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DiskCache.getStati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JDBCDiskCache.processGet( Serializable key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">
            <text:p text:style-name="Table_20_Contents">7</text:p>
          </table:table-cell>
          <table:table-cell office:value-type="float" office:value="87">
            <text:p text:style-name="Table_20_Contents">87</text:p>
          </table:table-cell>
        </table:table-row>
        <table:table-row>
          <table:table-cell office:value-type="string">
            <text:p text:style-name="Table_20_Contents">JDBCDiskCache.incrementUpda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.serialize( Serializable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.processGetMatching( String patter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">
            <text:p text:style-name="Table_20_Contents">7</text:p>
          </table:table-cell>
          <table:table-cell office:value-type="float" office:value="88">
            <text:p text:style-name="Table_20_Contents">8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DBCDiskCache.getAuxiliary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.deleteExpire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JDBCDiskCache.getTable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.setJdbcDiskCacheAttributes( JDBCDiskCacheAttributes jdbcDiskCache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.getGroupKeys( String group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DBCDiskCache.getSiz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JDBCDiskCach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.processRemove( Serializable ke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JDBCDiskCache.setElementSerializer( IElementSerializer elementSer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.process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DBCDiskCache.JDBCDiskCache( JDBCDiskCacheAttributes cattr , TableState tableState , ICompositeCacheManager compositeCache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DBCDiskCache.getJdbcDisk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.constructLikeParameterFromPattern( String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DBCDiskCache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DBCDiskCache.getDisk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.getTabl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DBCDiskCache.increment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.getElement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.setTableState( TableState tabl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.updateRow( ICacheElement ce , Connection con , byte [ ]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JDBCDiskCache.insertRow( ICacheElement ce , Connection con , byte [ ] elem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JDBCDiskCache.processUpdate( ICacheElement c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">
            <text:p text:style-name="Table_20_Contents">4</text:p>
          </table:table-cell>
          <table:table-cell office:value-type="float" office:value="95">
            <text:p text:style-name="Table_20_Contents">95</text:p>
          </table:table-cell>
        </table:table-row>
        <table:table-row>
          <table:table-cell office:value-type="string">
            <text:p text:style-name="Table_20_Contents">JDBCDiskCache.initializePoolAccess( JDBCDiskCacheAttributes cattr , ICompositeCacheManager compositeCacheMana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JDBCDiskCache.incrementGetMatching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.processRemoveAll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JDBCDiskCache.doesElementExist( ICacheElement c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60">
            <text:p text:style-name="Table_20_Contents"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